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Central Ark. (10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 (3-8)</text:p>
          </table:table-cell>
          <table:table-cell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entral Ark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.34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.24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65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152</text:p>
          </table:table-cell>
        </table:table-row>
      </table:table>
      <table:table table:name="Sheet 2">
        <table:table-row>
          <table:table-cell office:value-type="string">
            <text:p>Central Ark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ippett, Haley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Doss, Emil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llen, Savanah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nderson, Samantha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Jefferis, Rayn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ash, Mega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Armstrong, Elizabeth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Harry, Abbie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Douglas, Kell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12</text:p>
          </table:table-cell>
          <table:table-cell office:value-type="string">
            <text:p>104</text:p>
          </table:table-cell>
          <table:table-cell office:value-type="string">
            <text:p>.288</text:p>
          </table:table-cell>
          <table:table-cell office:value-type="string">
            <text:p>37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7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-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51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4</text:p>
          </table:table-cell>
          <table:table-cell office:value-type="string">
            <text:p>19</text:p>
          </table:table-cell>
          <table:table-cell office:value-type="string">
            <text:p>100</text:p>
          </table:table-cell>
          <table:table-cell office:value-type="string">
            <text:p>.15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